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C" style:family="table-column">
      <style:table-column-properties style:column-width="2.3083in" style:rel-column-width="2184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1a11" officeooo:paragraph-rsid="00061a11"/>
    </style:style>
    <style:style style:name="P2" style:family="paragraph" style:parent-style-name="Standard">
      <style:text-properties officeooo:rsid="00061a11" officeooo:paragraph-rsid="0006a182"/>
    </style:style>
    <style:style style:name="P3" style:family="paragraph" style:parent-style-name="Standard">
      <style:text-properties fo:font-size="10pt" officeooo:rsid="00061a11" officeooo:paragraph-rsid="00061a11" style:font-size-asian="10pt" style:font-size-complex="10pt"/>
    </style:style>
    <style:style style:name="P4" style:family="paragraph" style:parent-style-name="Standard">
      <style:text-properties fo:font-size="10pt" officeooo:rsid="00061a11" officeooo:paragraph-rsid="0006a182" style:font-size-asian="10pt" style:font-size-complex="10pt"/>
    </style:style>
    <style:style style:name="P5" style:family="paragraph" style:parent-style-name="Standard">
      <style:text-properties fo:font-size="10pt" officeooo:rsid="000dd6e4" officeooo:paragraph-rsid="001563fa" style:font-size-asian="10pt" style:font-size-complex="10pt"/>
    </style:style>
    <style:style style:name="P6" style:family="paragraph" style:parent-style-name="Standard">
      <style:text-properties officeooo:rsid="000a0151" officeooo:paragraph-rsid="000b3775"/>
    </style:style>
    <style:style style:name="P7" style:family="paragraph" style:parent-style-name="Standard">
      <style:paragraph-properties fo:break-before="page"/>
      <style:text-properties officeooo:rsid="00061a11" officeooo:paragraph-rsid="0006a182"/>
    </style:style>
    <style:style style:name="P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061a11" officeooo:paragraph-rsid="00061a11"/>
    </style:style>
    <style:style style:name="P9" style:family="paragraph" style:parent-style-name="Quotations">
      <style:paragraph-properties fo:margin-left="0in" fo:margin-right="0.3937in" fo:text-indent="0in" style:auto-text-indent="false"/>
      <style:text-properties officeooo:paragraph-rsid="001563fa"/>
    </style:style>
    <style:style style:name="P10" style:family="paragraph" style:parent-style-name="Quotations">
      <style:paragraph-properties fo:margin-left="0in" fo:margin-right="0.1252in" fo:margin-top="0in" fo:margin-bottom="0.1965in" style:contextual-spacing="false" fo:text-indent="0in" style:auto-text-indent="false"/>
      <style:text-properties officeooo:rsid="00061a11" officeooo:paragraph-rsid="001563fa"/>
    </style:style>
    <style:style style:name="P11" style:family="paragraph" style:parent-style-name="Standard">
      <style:text-properties officeooo:rsid="0015c3da" officeooo:paragraph-rsid="0015c3da"/>
    </style:style>
    <style:style style:name="P12" style:family="paragraph" style:parent-style-name="Standard" style:list-style-name="L1">
      <style:text-properties officeooo:rsid="0015c3da" officeooo:paragraph-rsid="0015c3da"/>
    </style:style>
    <style:style style:name="P13" style:family="paragraph" style:parent-style-name="Standard" style:list-style-name="L2">
      <style:text-properties officeooo:rsid="0015c3da" officeooo:paragraph-rsid="0015c3da"/>
    </style:style>
    <style:style style:name="P14" style:family="paragraph" style:parent-style-name="Standard">
      <style:paragraph-properties fo:text-align="center" style:justify-single-word="false"/>
      <style:text-properties fo:font-size="18pt" officeooo:rsid="0015c3da" officeooo:paragraph-rsid="00195e30" style:font-size-asian="18pt" style:font-size-complex="18pt"/>
    </style:style>
    <style:style style:name="P15" style:family="paragraph" style:parent-style-name="Standard">
      <style:text-properties fo:font-weight="bold" officeooo:rsid="0015c3da" officeooo:paragraph-rsid="0015c3da" style:font-weight-asian="bold" style:font-weight-complex="bold"/>
    </style:style>
    <style:style style:name="P16" style:family="paragraph" style:parent-style-name="Standard">
      <style:text-properties fo:font-size="12pt" fo:font-weight="bold" officeooo:rsid="0015c3da" officeooo:paragraph-rsid="0015c3da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1628f6" officeooo:paragraph-rsid="001628f6" style:font-size-asian="12pt" style:font-weight-asian="bold" style:font-size-complex="12pt" style:font-weight-complex="bold"/>
    </style:style>
    <style:style style:name="P18" style:family="paragraph" style:parent-style-name="Standard" style:list-style-name="L1">
      <style:text-properties fo:font-size="12pt" fo:font-weight="normal" officeooo:rsid="0015c3da" officeooo:paragraph-rsid="0015c3da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text-properties fo:font-size="12pt" fo:font-weight="normal" officeooo:rsid="0015c3da" officeooo:paragraph-rsid="0015c3da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text-properties fo:font-size="12pt" fo:font-weight="normal" officeooo:rsid="0015c3da" officeooo:paragraph-rsid="001628f6" style:font-size-asian="12pt" style:font-weight-asian="normal" style:font-size-complex="12pt" style:font-weight-complex="normal"/>
    </style:style>
    <style:style style:name="P21" style:family="paragraph" style:parent-style-name="Standard" style:list-style-name="L4">
      <style:text-properties fo:font-size="12pt" fo:font-weight="normal" officeooo:rsid="0015c3da" officeooo:paragraph-rsid="001628f6" style:font-size-asian="12pt" style:font-weight-asian="normal" style:font-size-complex="12pt" style:font-weight-complex="normal"/>
    </style:style>
    <style:style style:name="P22" style:family="paragraph" style:parent-style-name="Standard" style:list-style-name="L3">
      <style:text-properties fo:font-size="12pt" fo:font-weight="normal" officeooo:rsid="001628f6" officeooo:paragraph-rsid="001628f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1628f6" officeooo:paragraph-rsid="001628f6" style:font-size-asian="12pt" style:font-weight-asian="normal" style:font-size-complex="12pt" style:font-weight-complex="normal"/>
    </style:style>
    <style:style style:name="P24" style:family="paragraph" style:parent-style-name="Standard" style:list-style-name="L4">
      <style:text-properties fo:font-size="12pt" fo:font-weight="normal" officeooo:rsid="001628f6" officeooo:paragraph-rsid="001628f6" style:font-size-asian="12pt" style:font-weight-asian="normal" style:font-size-complex="12pt" style:font-weight-complex="normal"/>
    </style:style>
    <style:style style:name="P25" style:family="paragraph" style:parent-style-name="Standard" style:list-style-name="L4">
      <style:text-properties fo:font-size="12pt" fo:font-weight="normal" officeooo:rsid="001628f6" officeooo:paragraph-rsid="001818e4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text-properties fo:font-size="12pt" fo:font-style="normal" fo:font-weight="normal" officeooo:rsid="0015c3da" officeooo:paragraph-rsid="0015c3da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2pt" officeooo:rsid="0015c3da" officeooo:paragraph-rsid="00195e30" style:font-size-asian="12pt" style:font-size-complex="12pt"/>
    </style:style>
    <style:style style:name="P28" style:family="paragraph" style:parent-style-name="Standard" style:list-style-name="L2">
      <style:text-properties fo:font-style="normal" fo:font-weight="normal" officeooo:rsid="0015c3da" officeooo:paragraph-rsid="0015c3da" style:font-style-asian="normal" style:font-weight-asian="normal" style:font-style-complex="normal" style:font-weight-complex="normal"/>
    </style:style>
    <style:style style:name="P29" style:family="paragraph" style:parent-style-name="Standard" style:list-style-name="L4">
      <style:text-properties officeooo:paragraph-rsid="001818e4"/>
    </style:style>
    <style:style style:name="P30" style:family="paragraph" style:parent-style-name="Standard" style:list-style-name="L4">
      <style:text-properties officeooo:rsid="001628f6" officeooo:paragraph-rsid="001628f6"/>
    </style:style>
    <style:style style:name="P31" style:family="paragraph" style:parent-style-name="Standard">
      <style:text-properties fo:font-size="10pt" officeooo:rsid="00061a11" officeooo:paragraph-rsid="001818e4" style:font-size-asian="10pt" style:font-size-complex="10pt"/>
    </style:style>
    <style:style style:name="P32" style:family="paragraph" style:parent-style-name="Standard">
      <style:text-properties fo:font-size="10pt" officeooo:rsid="00061a11" officeooo:paragraph-rsid="00195e30" style:font-size-asian="10pt" style:font-size-complex="10pt"/>
    </style:style>
    <style:style style:name="P33" style:family="paragraph" style:parent-style-name="Standard">
      <style:text-properties fo:font-size="10pt" officeooo:rsid="00195e30" officeooo:paragraph-rsid="00195e30" style:font-size-asian="10pt" style:font-size-complex="10pt"/>
    </style:style>
    <style:style style:name="T1" style:family="text">
      <style:text-properties officeooo:rsid="000c9cc9"/>
    </style:style>
    <style:style style:name="T2" style:family="text">
      <style:text-properties fo:font-size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0bcf1" style:font-size-asian="10pt" style:font-size-complex="10pt"/>
    </style:style>
    <style:style style:name="T5" style:family="text">
      <style:text-properties fo:font-size="10pt" officeooo:rsid="000fec75" style:font-size-asian="10pt" style:font-size-complex="10pt"/>
    </style:style>
    <style:style style:name="T6" style:family="text">
      <style:text-properties fo:font-size="10pt" officeooo:rsid="00061a11" style:font-size-asian="10pt" style:font-size-complex="10pt"/>
    </style:style>
    <style:style style:name="T7" style:family="text">
      <style:text-properties fo:font-size="10pt" officeooo:rsid="001563fa" style:font-size-asian="10pt" style:font-size-complex="10pt"/>
    </style:style>
    <style:style style:name="T8" style:family="text">
      <style:text-properties fo:font-size="10pt" officeooo:rsid="00195e30" style:font-size-asian="10pt" style:font-size-complex="10pt"/>
    </style:style>
    <style:style style:name="T9" style:family="text">
      <style:text-properties fo:font-size="10pt" fo:font-weight="bold" officeooo:rsid="000fec75" style:font-size-asian="10pt" style:font-weight-asian="bold" style:font-size-complex="10pt" style:font-weight-complex="bold"/>
    </style:style>
    <style:style style:name="T10" style:family="text">
      <style:text-properties fo:font-size="10pt" officeooo:rsid="001563f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628f6" style:font-weight-asian="bold" style:font-weight-complex="bold"/>
    </style:style>
    <style:style style:name="T13" style:family="text">
      <style:text-properties officeooo:rsid="0015c3da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officeooo:rsid="001628f6"/>
    </style:style>
    <style:style style:name="T18" style:family="text">
      <style:text-properties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1628f6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061a11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1818e4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1b3fcc" style:font-size-asian="12pt" style:font-weight-asian="normal" style:font-size-complex="12pt" style:font-weight-complex="normal"/>
    </style:style>
    <style:style style:name="T23" style:family="text">
      <style:text-properties fo:font-size="12pt" fo:font-weight="bold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1628f6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1b3fcc" style:font-size-asian="12pt" style:font-weight-asian="bold" style:font-size-complex="12pt" style:font-weight-complex="bold"/>
    </style:style>
    <style:style style:name="T26" style:family="text">
      <style:text-properties officeooo:rsid="00061a11"/>
    </style:style>
    <style:style style:name="T27" style:family="text">
      <style:text-properties officeooo:rsid="00195e30"/>
    </style:style>
    <style:style style:name="T28" style:family="text">
      <style:text-properties fo:font-size="9pt" style:font-size-asian="9pt" style:font-size-complex="9pt"/>
    </style:style>
    <style:style style:name="T29" style:family="text">
      <style:text-properties fo:font-size="9pt" officeooo:rsid="00195e30" style:font-size-asian="9pt" style:font-size-complex="9pt"/>
    </style:style>
    <style:style style:name="T30" style:family="text">
      <style:text-properties fo:font-size="9pt" officeooo:rsid="0010bcf1" style:font-size-asian="9pt" style:font-size-complex="9pt"/>
    </style:style>
    <style:style style:name="T31" style:family="text">
      <style:text-properties officeooo:rsid="001c605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Loading Music Libraries using the Sonos Controller </text:p>
      <text:p text:style-name="P27">at Dhamma Dhara</text:p>
      <text:p text:style-name="P11"/>
      <text:p text:style-name="P11"><text:span text:style-name="T11">Overview</text:span>: The Sonos audio network at Dhamma Dhara has a “music library” (also known as a “shared folder”) for each course type, plus some special libraries including the “Sonons Library” which has all courses and languages. Generally we have only one course-language combination loaded so that the number of files to select from just what is needed for the course.</text:p>
      <text:p text:style-name="P11"/>
      <text:p text:style-name="P11"><text:span text:style-name="T11">Checking the available MP3 Recordings</text:span>:</text:p>
      <text:list xml:id="list5441804774933033196" text:style-name="L2">
        <text:list-item>
          <text:p text:style-name="P13">From any <text:span text:style-name="T11">Sonos controller</text:span>, pick it up and wait for the spinning ball to start and stop.</text:p>
        </text:list-item>
        <text:list-item>
          <text:p text:style-name="P28">Press Home &gt; (any room, e.g. Dhamma Hall) &gt; Music &gt; </text:p>
        </text:list-item>
        <text:list-item>
          <text:p text:style-name="P28"><text:tab/>Music Library &gt; <text:span text:style-name="T11">Albums</text:span>.</text:p>
        </text:list-item>
        <text:list-item>
          <text:p text:style-name="P13">Then view and play what is visible in “Albums”.</text:p>
        </text:list-item>
      </text:list>
      <text:p text:style-name="P11"/>
      <text:p text:style-name="P15">Checking the loaded Music Library</text:p>
      <text:list xml:id="list3434400828022122271" text:style-name="L1">
        <text:list-item>
          <text:p text:style-name="P12">From any <text:span text:style-name="T11">Sonos controller</text:span>, pick it up and wait for the spinning ball to start and stop.</text:p>
        </text:list-item>
        <text:list-item>
          <text:p text:style-name="P26">Press <text:span text:style-name="T11">Home</text:span> &gt; (any room, e.g. Dhamma Hall) &gt; Music &gt; </text:p>
        </text:list-item>
        <text:list-item>
          <text:p text:style-name="P26"><text:tab/>Setup &gt; Manage Music Library &gt; <text:span text:style-name="T11">Music Library Setup</text:span>.</text:p>
        </text:list-item>
        <text:list-item>
          <text:p text:style-name="P18">Then <text:span text:style-name="T11">view</text:span> the list of Shared Libraries. <text:s/>Most of the time you should see:</text:p>
        </text:list-item>
        <text:list-item>
          <text:p text:style-name="P18"><text:tab/>“10day_en on av1” (or av2) and “requiredaudio on av1” (or av2).</text:p>
        </text:list-item>
      </text:list>
      <text:p text:style-name="P16"/>
      <text:p text:style-name="P16">Removing a Shared Library</text:p>
      <text:list xml:id="list1108087681122477690" text:style-name="L3">
        <text:list-item>
          <text:p text:style-name="P19"><text:span text:style-name="T15">From any Sonos controller, go to </text:span><text:span text:style-name="T16">Music Library Setup</text:span><text:span text:style-name="T15">, see Checking the loaded Music Library above</text:span>.</text:p>
        </text:list-item>
        <text:list-item>
          <text:p text:style-name="P20"><text:span text:style-name="T11">Click on </text:span><text:span text:style-name="T12">the library name</text:span><text:span text:style-name="T17"> to remove, e.g. “</text:span>“<text:span text:style-name="T17">3</text:span>day_en on av1”.</text:p>
        </text:list-item>
        <text:list-item>
          <text:p text:style-name="P22">Follow the prompts to <text:span text:style-name="T11">Remove</text:span> and <text:span text:style-name="T11">confirm</text:span> the removal.</text:p>
        </text:list-item>
        <text:list-item>
          <text:p text:style-name="P22"><text:span text:style-name="T11">Check your work</text:span> using the “Check” steps above.</text:p>
        </text:list-item>
      </text:list>
      <text:p text:style-name="P23"/>
      <text:p text:style-name="P17">Adding a Shared Library</text:p>
      <text:list xml:id="list6869145582386705261" text:style-name="L4">
        <text:list-item>
          <text:p text:style-name="P21"><text:span text:style-name="T15">From any Sonos controller, go to </text:span><text:span text:style-name="T16">Music Library Setup</text:span><text:span text:style-name="T15">, see Checking the loaded Music Library above</text:span>.</text:p>
        </text:list-item>
        <text:list-item>
          <text:p text:style-name="P24">Click “<text:span text:style-name="T11">Add New Share</text:span>”</text:p>
        </text:list-item>
        <text:list-item>
          <text:p text:style-name="P29"><text:span text:style-name="T19">Enter the </text:span><text:span text:style-name="T25">Path</text:span><text:span text:style-name="T19"> </text:span><text:span text:style-name="T22">using the </text:span><text:span text:style-name="T19">name of the Library, from the list below, e.g. “\\av1\10day_en” or “\\av2\10day_en”. <text:s/>Use either “av1” or “av2” depending on what the already-loaded libraries use. </text:span><text:span text:style-name="T21">N</text:span><text:span text:style-name="T20">ames are not case-sensitive.</text:span></text:p>
        </text:list-item>
        <text:list-item>
          <text:p text:style-name="P30"><text:span text:style-name="T18">click </text:span><text:span text:style-name="T23">OK</text:span><text:span text:style-name="T18">, leaving the username and password blank.</text:span></text:p>
        </text:list-item>
        <text:list-item>
          <text:p text:style-name="P25"><text:span text:style-name="T11">Check your work</text:span> using the “Check” steps above.</text:p>
          <text:p text:style-name="P25"/>
        </text:list-item>
      </text:list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31">\\AV1\10Day_EN </text:p>
          </table:table-cell>
          <table:table-cell table:style-name="Table1.A1" office:value-type="string">
            <text:p text:style-name="P32">\\AV1\1Day_EN</text:p>
          </table:table-cell>
          <table:table-cell table:style-name="Table1.C1" office:value-type="string">
            <text:p text:style-name="P32">\\AV1\20Day_EN</text:p>
          </table:table-cell>
        </table:table-row>
        <table:table-row>
          <table:table-cell table:style-name="Table1.A2" office:value-type="string">
            <text:p text:style-name="P33"><text:span text:style-name="T26">\\AV1\</text:span>10Day_Burmese_EN</text:p>
          </table:table-cell>
          <table:table-cell table:style-name="Table1.A2" office:value-type="string">
            <text:p text:style-name="P32">\\AV1\3Day_EN</text:p>
          </table:table-cell>
          <table:table-cell table:style-name="Table1.C2" office:value-type="string">
            <text:p text:style-name="P32">\\AV1\30Day_EN </text:p>
          </table:table-cell>
        </table:table-row>
        <table:table-row>
          <table:table-cell table:style-name="Table1.A2" office:value-type="string">
            <text:p text:style-name="P31">\\AV1\10Day_Chinese_EN</text:p>
          </table:table-cell>
          <table:table-cell table:style-name="Table1.A2" office:value-type="string">
            <text:p text:style-name="P32">\\AV1\3Day_Burmese_EN</text:p>
          </table:table-cell>
          <table:table-cell table:style-name="Table1.C2" office:value-type="string">
            <text:p text:style-name="P32">\\AV1\30Day_Khmer_EN </text:p>
          </table:table-cell>
        </table:table-row>
        <table:table-row>
          <table:table-cell table:style-name="Table1.A2" office:value-type="string">
            <text:p text:style-name="P31">\\AV1\10Day_Khmer_EN </text:p>
          </table:table-cell>
          <table:table-cell table:style-name="Table1.A2" office:value-type="string">
            <text:p text:style-name="P32">\\AV1\3Day_Khmer_EN</text:p>
          </table:table-cell>
          <table:table-cell table:style-name="Table1.C2" office:value-type="string">
            <text:p text:style-name="P32">\\AV1\45Day_EN</text:p>
          </table:table-cell>
        </table:table-row>
        <table:table-row>
          <table:table-cell table:style-name="Table1.A2" office:value-type="string">
            <text:p text:style-name="P31">\\AV1\10day_Thai_EN </text:p>
          </table:table-cell>
          <table:table-cell table:style-name="Table1.A2" office:value-type="string">
            <text:p text:style-name="P32">\\AV1\STP_EN</text:p>
          </table:table-cell>
          <table:table-cell table:style-name="Table1.C2" office:value-type="string">
            <text:p text:style-name="P32">\\AV1\45Day_Khmer_EN</text:p>
          </table:table-cell>
        </table:table-row>
        <table:table-row>
          <table:table-cell table:style-name="Table1.A2" office:value-type="string">
            <text:p text:style-name="P32">\\AV1\9Day_EN</text:p>
          </table:table-cell>
          <table:table-cell table:style-name="Table1.A2" office:value-type="string">
            <text:p text:style-name="P32">\\AV1\STP_Burmese_EN</text:p>
          </table:table-cell>
          <table:table-cell table:style-name="Table1.C2" office:value-type="string">
            <text:p text:style-name="P32">\\AV1\45Day15A_EN</text:p>
          </table:table-cell>
        </table:table-row>
        <table:table-row>
          <table:table-cell table:style-name="Table1.A2" office:value-type="string">
            <text:p text:style-name="P32">\\AV1\10DaySpl_EN</text:p>
          </table:table-cell>
          <table:table-cell table:style-name="Table1.A2" office:value-type="string">
            <text:p text:style-name="P32">\\AV1\STP_Khmer_EN</text:p>
          </table:table-cell>
          <table:table-cell table:style-name="Table1.C2" office:value-type="string">
            <text:p text:style-name="P32">\\AV1\60Day_EN</text:p>
          </table:table-cell>
        </table:table-row>
        <table:table-row>
          <table:table-cell table:style-name="Table1.A2" office:value-type="string">
            <text:p text:style-name="P32">\\AV1\RequiredAudio</text:p>
          </table:table-cell>
          <table:table-cell table:style-name="Table1.C2" table:number-columns-spanned="2" office:value-type="string">
            <text:p text:style-name="P32">Group Sittings, Chantings, Workers Metta, Dhamma Service, Gongs/Alarms</text:p>
            <text:p text:style-name="P32"><text:s/>Gongs/Alarms</text:p>
          </table:table-cell>
          <table:covered-table-cell/>
        </table:table-row>
        <table:table-row>
          <table:table-cell table:style-name="Table1.A2" office:value-type="string">
            <text:p text:style-name="P32">\\AV1\SonosLibrary</text:p>
          </table:table-cell>
          <table:table-cell table:style-name="Table1.C2" table:number-columns-spanned="2" office:value-type="string">
            <text:p text:style-name="P32"><text:span text:style-name="T31">E</text:span>ntire WWL audio library of MP3 files; navigate by Music Library &gt; Files, instead of Albums</text:p>
          </table:table-cell>
          <table:covered-table-cell/>
        </table:table-row>
      </table:table>
      <text:p text:style-name="P10"><text:span text:style-name="T8"><text:tab/><text:tab/><text:tab/></text:span><text:span text:style-name="T29">TagMunger.git/Lib/Shares/NAS Share Loading Instructions.odt </text:span><text:span text:style-name="T30">U</text:span><text:span text:style-name="T28">pdated 2014-</text:span><text:span text:style-name="T29">12-07</text:span><text:span text:style-name="T28"> cd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30T17:15:45.460124000</meta:creation-date>
    <dc:date>2014-12-07T12:55:14.640345000</dc:date>
    <meta:editing-duration>PT21H3M39S</meta:editing-duration>
    <meta:editing-cycles>20</meta:editing-cycles>
    <meta:generator>LibreOffice/4.2.5.2$MacOSX_x86 LibreOffice_project/61cb170a04bb1f12e77c884eab9192be736ec5f5</meta:generator>
    <meta:print-date>2014-08-30T17:42:03.009718000</meta:print-date>
    <dc:creator>Craig D Miller</dc:creator>
    <meta:document-statistic meta:table-count="1" meta:image-count="0" meta:object-count="0" meta:page-count="1" meta:paragraph-count="52" meta:word-count="377" meta:character-count="2470" meta:non-whitespace-character-count="2146"/>
  </office:meta>
</office:document-meta>
</file>